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6685" officeooo:paragraph-rsid="00186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zamelingen, relaties, functies (TAAK 1)</text:p>
      <text:p text:style-name="P1">bewijstechnieken (TAAK 2)</text:p>
      <text:p text:style-name="P1">combinatoriek: telproblemen (TAAK 3)</text:p>
      <text:p text:style-name="P1">kanstheorieen → meer oefeningen (TAAK 3)</text:p>
      <text:p text:style-name="P1">booleaanse algebra (overlap)</text:p>
      <text:p text:style-name="P1">genererende functi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55:16.821000000</meta:creation-date>
    <dc:date>2024-09-25T08:57:18.577000000</dc:date>
    <meta:editing-duration>PT2M2S</meta:editing-duration>
    <meta:editing-cycles>1</meta:editing-cycles>
    <meta:document-statistic meta:table-count="0" meta:image-count="0" meta:object-count="0" meta:page-count="1" meta:paragraph-count="6" meta:word-count="23" meta:character-count="191" meta:non-whitespace-character-count="174"/>
    <meta:generator>LibreOffice/24.8.1.2$Windows_X86_64 LibreOffice_project/87fa9aec1a63e70835390b81c40bb8993f1d4ff6</meta:generator>
  </office:meta>
</office:document-meta>
</file>